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ocData.getProp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cData.setBody( String bod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cData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cData.setDate( Date d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cData.getTit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cData.getBod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cData.setProps( Properties prop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cData.setTitle( String tit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cData.DocData( String name , String body , String title , Properties props , Date d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ocData.getD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cData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